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style-name="ACOL-0" table:number-columns-repeated="19"/>
        <table:table-column table:style-name="ACOL-0" table:number-columns-repeated="237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3" office:value-type="string">
            <text:p>Latitude</text:p>
          </table:table-cell>
          <table:table-cell table:style-name="ACE-3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description</text:p>
          </table:table-cell>
          <table:table-cell table:style-name="ACE-2" office:value-type="string">
            <text:p>unique_sample_id</text:p>
          </table:table-cell>
          <table:table-cell table:style-name="ACE-2" office:value-type="string">
            <text:p>reject</text:p>
          </table:table-cell>
          <table:table-cell table:number-columns-repeated="237" table:style-name="Gnumeric-default"/>
        </table:table-row>
        <table:table-row table:style-name="AROW-1">
          <table:table-cell table:style-name="ACE-0"/>
          <table:table-cell table:style-name="ACE-0" office:value-type="string">
            <text:p>radiocarbon</text:p>
          </table:table-cell>
          <table:table-cell table:style-name="ACE-0" office:value-type="string">
            <text:p>GX-16322</text:p>
          </table:table-cell>
          <table:table-cell table:style-name="ACE-3" office:value-type="float" office:value="69.099999999999994">
            <text:p>69.100</text:p>
          </table:table-cell>
          <table:table-cell table:style-name="ACE-3" office:value-type="float" office:value="36.100000000000001">
            <text:p>36.100</text:p>
          </table:table-cell>
          <table:table-cell table:style-name="ACE-0" office:value-type="float" office:value="4715">
            <text:p>4715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ixed shells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office:value-type="float" office:value="9.5">
            <text:p>9.5</text:p>
          </table:table-cell>
          <table:table-cell table:style-name="ACE-4" office:value-type="float" office:value="1.1299999999999999">
            <text:p>1.1</text:p>
          </table:table-cell>
          <table:table-cell table:style-name="ACE-4" office:value-type="float" office:value="1.1282172312048682">
            <text:p>1.1</text:p>
          </table:table-cell>
          <table:table-cell table:style-name="ACE-0" office:value-type="string">
            <text:p>SnyderEtal1996,CreelEtal2022</text:p>
          </table:table-cell>
          <table:table-cell table:style-name="ACE-0"/>
          <table:table-cell table:style-name="ACE-2" office:value-type="float" office:value="491">
            <text:p>491</text:p>
          </table:table-cell>
          <table:table-cell table:style-name="ACE-2" office:value-type="float" office:value="0">
            <text:p>0</text:p>
          </table:table-cell>
          <table:table-cell table:number-columns-repeated="237" table:style-name="Gnumeric-default"/>
        </table:table-row>
        <table:table-row table:style-name="AROW-1">
          <table:table-cell table:style-name="ACE-0"/>
          <table:table-cell table:style-name="ACE-0" office:value-type="string">
            <text:p>radiocarbon</text:p>
          </table:table-cell>
          <table:table-cell table:style-name="ACE-0" office:value-type="string">
            <text:p>GX-17283</text:p>
          </table:table-cell>
          <table:table-cell table:style-name="ACE-3" office:value-type="float" office:value="69.099999999999994">
            <text:p>69.100</text:p>
          </table:table-cell>
          <table:table-cell table:style-name="ACE-3" office:value-type="float" office:value="36.100000000000001">
            <text:p>36.100</text:p>
          </table:table-cell>
          <table:table-cell table:style-name="ACE-0" office:value-type="float" office:value="6395">
            <text:p>6395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number-columns-repeated="2" table:style-name="ACE-0"/>
          <table:table-cell table:style-name="ACE-0" office:value-type="float" office:value="0">
            <text:p>0</text:p>
          </table:table-cell>
          <table:table-cell table:style-name="ACE-4" office:value-type="float" office:value="12.06">
            <text:p>12.1</text:p>
          </table:table-cell>
          <table:table-cell table:style-name="ACE-4" office:value-type="float" office:value="2.1499999999999999">
            <text:p>2.1</text:p>
          </table:table-cell>
          <table:table-cell table:style-name="ACE-4" office:value-type="float" office:value="2.1476187552127568">
            <text:p>2.1</text:p>
          </table:table-cell>
          <table:table-cell table:style-name="ACE-0" office:value-type="string">
            <text:p>SnyderEtal1996,CreelEtal2022</text:p>
          </table:table-cell>
          <table:table-cell table:style-name="ACE-0"/>
          <table:table-cell table:style-name="ACE-2" office:value-type="float" office:value="492">
            <text:p>492</text:p>
          </table:table-cell>
          <table:table-cell table:style-name="ACE-2" office:value-type="float" office:value="0">
            <text:p>0</text:p>
          </table:table-cell>
          <table:table-cell table:number-columns-repeated="237" table:style-name="Gnumeric-default"/>
        </table:table-row>
        <table:table-row table:style-name="AROW-1">
          <table:table-cell table:style-name="ACE-0"/>
          <table:table-cell table:style-name="ACE-0" office:value-type="string">
            <text:p>radiocarbon</text:p>
          </table:table-cell>
          <table:table-cell table:style-name="ACE-0" office:value-type="string">
            <text:p>AA-12478</text:p>
          </table:table-cell>
          <table:table-cell table:style-name="ACE-3" office:value-type="float" office:value="69.099999999999994">
            <text:p>69.100</text:p>
          </table:table-cell>
          <table:table-cell table:style-name="ACE-3" office:value-type="float" office:value="36.200000000000003">
            <text:p>36.200</text:p>
          </table:table-cell>
          <table:table-cell table:style-name="ACE-0" office:value-type="float" office:value="7940">
            <text:p>794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Littorin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office:value-type="float" office:value="5.5">
            <text:p>5.5</text:p>
          </table:table-cell>
          <table:table-cell table:style-name="ACE-4" office:value-type="float" office:value="1.1299999999999999">
            <text:p>1.1</text:p>
          </table:table-cell>
          <table:table-cell table:style-name="ACE-4" office:value-type="float" office:value="1.1287615242138236">
            <text:p>1.1</text:p>
          </table:table-cell>
          <table:table-cell table:style-name="ACE-0" office:value-type="string">
            <text:p>SnyderEtal1996,CreelEtal2022</text:p>
          </table:table-cell>
          <table:table-cell table:style-name="ACE-0"/>
          <table:table-cell table:style-name="ACE-2" office:value-type="float" office:value="493">
            <text:p>493</text:p>
          </table:table-cell>
          <table:table-cell table:style-name="ACE-2" office:value-type="float" office:value="0">
            <text:p>0</text:p>
          </table:table-cell>
          <table:table-cell table:number-columns-repeated="237" table:style-name="Gnumeric-default"/>
        </table:table-row>
        <table:table-row table:style-name="AROW-1">
          <table:table-cell table:style-name="ACE-0"/>
          <table:table-cell table:style-name="ACE-0" office:value-type="string">
            <text:p>radiocarbon</text:p>
          </table:table-cell>
          <table:table-cell table:style-name="ACE-0" office:value-type="string">
            <text:p>AA-12479</text:p>
          </table:table-cell>
          <table:table-cell table:style-name="ACE-3" office:value-type="float" office:value="69.099999999999994">
            <text:p>69.100</text:p>
          </table:table-cell>
          <table:table-cell table:style-name="ACE-3" office:value-type="float" office:value="36.200000000000003">
            <text:p>36.200</text:p>
          </table:table-cell>
          <table:table-cell table:style-name="ACE-0" office:value-type="float" office:value="5255">
            <text:p>5255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Littorin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office:value-type="float" office:value="7.5">
            <text:p>7.5</text:p>
          </table:table-cell>
          <table:table-cell table:style-name="ACE-4" office:value-type="float" office:value="1.1299999999999999">
            <text:p>1.1</text:p>
          </table:table-cell>
          <table:table-cell table:style-name="ACE-4" office:value-type="float" office:value="1.1287615242138236">
            <text:p>1.1</text:p>
          </table:table-cell>
          <table:table-cell table:style-name="ACE-0" office:value-type="string">
            <text:p>SnyderEtal1996,CreelEtal2022</text:p>
          </table:table-cell>
          <table:table-cell table:style-name="ACE-0"/>
          <table:table-cell table:style-name="ACE-2" office:value-type="float" office:value="494">
            <text:p>494</text:p>
          </table:table-cell>
          <table:table-cell table:style-name="ACE-2" office:value-type="float" office:value="0">
            <text:p>0</text:p>
          </table:table-cell>
          <table:table-cell table:number-columns-repeated="237" table:style-name="Gnumeric-default"/>
        </table:table-row>
        <table:table-row table:style-name="AROW-1">
          <table:table-cell table:style-name="ACE-0"/>
          <table:table-cell table:style-name="ACE-0" office:value-type="string">
            <text:p>radiocarbon</text:p>
          </table:table-cell>
          <table:table-cell table:style-name="ACE-0" office:value-type="string">
            <text:p>GX-18587</text:p>
          </table:table-cell>
          <table:table-cell table:style-name="ACE-3" office:value-type="float" office:value="69.099999999999994">
            <text:p>69.100</text:p>
          </table:table-cell>
          <table:table-cell table:style-name="ACE-3" office:value-type="float" office:value="36.200000000000003">
            <text:p>36.200</text:p>
          </table:table-cell>
          <table:table-cell table:style-name="ACE-0" office:value-type="float" office:value="9040">
            <text:p>9040</text:p>
          </table:table-cell>
          <table:table-cell table:style-name="ACE-0" office:value-type="float" office:value="390">
            <text:p>390</text:p>
          </table:table-cell>
          <table:table-cell table:style-name="ACE-0" office:value-type="string">
            <text:p>Balanus balanus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office:value-type="float" office:value="4">
            <text:p>4.0</text:p>
          </table:table-cell>
          <table:table-cell table:style-name="ACE-4" office:value-type="float" office:value="1.1299999999999999">
            <text:p>1.1</text:p>
          </table:table-cell>
          <table:table-cell table:style-name="ACE-4" office:value-type="float" office:value="1.1287615242138236">
            <text:p>1.1</text:p>
          </table:table-cell>
          <table:table-cell table:style-name="ACE-0" office:value-type="string">
            <text:p>SnyderEtal1996,CreelEtal2022</text:p>
          </table:table-cell>
          <table:table-cell table:style-name="ACE-0"/>
          <table:table-cell table:style-name="ACE-2" office:value-type="float" office:value="495">
            <text:p>495</text:p>
          </table:table-cell>
          <table:table-cell table:style-name="ACE-2" office:value-type="float" office:value="0">
            <text:p>0</text:p>
          </table:table-cell>
          <table:table-cell table:number-columns-repeated="237" table:style-name="Gnumeric-default"/>
        </table:table-row>
        <table:table-row table:style-name="AROW-1">
          <table:table-cell table:style-name="ACE-0"/>
          <table:table-cell table:style-name="ACE-0" office:value-type="string">
            <text:p>radiocarbon</text:p>
          </table:table-cell>
          <table:table-cell table:style-name="ACE-0" office:value-type="string">
            <text:p>GX-17284</text:p>
          </table:table-cell>
          <table:table-cell table:style-name="ACE-3" office:value-type="float" office:value="69.099999999999994">
            <text:p>69.100</text:p>
          </table:table-cell>
          <table:table-cell table:style-name="ACE-3" office:value-type="float" office:value="36.200000000000003">
            <text:p>36.200</text:p>
          </table:table-cell>
          <table:table-cell table:style-name="ACE-0" office:value-type="float" office:value="6515">
            <text:p>6515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office:value-type="float" office:value="6">
            <text:p>6.0</text:p>
          </table:table-cell>
          <table:table-cell table:style-name="ACE-4" office:value-type="float" office:value="1.1299999999999999">
            <text:p>1.1</text:p>
          </table:table-cell>
          <table:table-cell table:style-name="ACE-4" office:value-type="float" office:value="1.1287615242138236">
            <text:p>1.1</text:p>
          </table:table-cell>
          <table:table-cell table:style-name="ACE-0" office:value-type="string">
            <text:p>SnyderEtal1996,CreelEtal2022</text:p>
          </table:table-cell>
          <table:table-cell table:style-name="ACE-0"/>
          <table:table-cell table:style-name="ACE-2" office:value-type="float" office:value="496">
            <text:p>496</text:p>
          </table:table-cell>
          <table:table-cell table:style-name="ACE-2" office:value-type="float" office:value="0">
            <text:p>0</text:p>
          </table:table-cell>
          <table:table-cell table:number-columns-repeated="237" table:style-name="Gnumeric-default"/>
        </table:table-row>
        <table:table-row table:style-name="AROW-1">
          <table:table-cell table:style-name="ACE-0"/>
          <table:table-cell table:style-name="ACE-0" office:value-type="string">
            <text:p>radiocarbon</text:p>
          </table:table-cell>
          <table:table-cell table:style-name="ACE-0" office:value-type="string">
            <text:p>GX-18213</text:p>
          </table:table-cell>
          <table:table-cell table:style-name="ACE-3" office:value-type="float" office:value="69.099999999999994">
            <text:p>69.100</text:p>
          </table:table-cell>
          <table:table-cell table:style-name="ACE-3" office:value-type="float" office:value="36.200000000000003">
            <text:p>36.200</text:p>
          </table:table-cell>
          <table:table-cell table:style-name="ACE-0" office:value-type="float" office:value="5740">
            <text:p>574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office:value-type="float" office:value="7">
            <text:p>7.0</text:p>
          </table:table-cell>
          <table:table-cell table:style-name="ACE-4" office:value-type="float" office:value="1.1299999999999999">
            <text:p>1.1</text:p>
          </table:table-cell>
          <table:table-cell table:style-name="ACE-4" office:value-type="float" office:value="1.1287615242138236">
            <text:p>1.1</text:p>
          </table:table-cell>
          <table:table-cell table:style-name="ACE-0" office:value-type="string">
            <text:p>SnyderEtal1996,CreelEtal2022</text:p>
          </table:table-cell>
          <table:table-cell table:style-name="ACE-0"/>
          <table:table-cell table:style-name="ACE-2" office:value-type="float" office:value="497">
            <text:p>497</text:p>
          </table:table-cell>
          <table:table-cell table:style-name="ACE-2" office:value-type="float" office:value="0">
            <text:p>0</text:p>
          </table:table-cell>
          <table:table-cell table:number-columns-repeated="237" table:style-name="Gnumeric-default"/>
        </table:table-row>
        <table:table-row table:style-name="AROW-1">
          <table:table-cell table:style-name="ACE-0"/>
          <table:table-cell table:style-name="ACE-0" office:value-type="string">
            <text:p>radiocarbon</text:p>
          </table:table-cell>
          <table:table-cell table:style-name="ACE-0" office:value-type="string">
            <text:p>GX-18214</text:p>
          </table:table-cell>
          <table:table-cell table:style-name="ACE-3" office:value-type="float" office:value="69.099999999999994">
            <text:p>69.100</text:p>
          </table:table-cell>
          <table:table-cell table:style-name="ACE-3" office:value-type="float" office:value="36.200000000000003">
            <text:p>36.200</text:p>
          </table:table-cell>
          <table:table-cell table:style-name="ACE-0" office:value-type="float" office:value="6225">
            <text:p>6225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Astarte sp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office:value-type="float" office:value="5">
            <text:p>5.0</text:p>
          </table:table-cell>
          <table:table-cell table:style-name="ACE-4" office:value-type="float" office:value="1.1299999999999999">
            <text:p>1.1</text:p>
          </table:table-cell>
          <table:table-cell table:style-name="ACE-4" office:value-type="float" office:value="1.1287615242138236">
            <text:p>1.1</text:p>
          </table:table-cell>
          <table:table-cell table:style-name="ACE-0" office:value-type="string">
            <text:p>SnyderEtal1996,CreelEtal2022</text:p>
          </table:table-cell>
          <table:table-cell table:style-name="ACE-0"/>
          <table:table-cell table:style-name="ACE-2" office:value-type="float" office:value="498">
            <text:p>498</text:p>
          </table:table-cell>
          <table:table-cell table:style-name="ACE-2" office:value-type="float" office:value="0">
            <text:p>0</text:p>
          </table:table-cell>
          <table:table-cell table:number-columns-repeated="237" table:style-name="Gnumeric-default"/>
        </table:table-row>
        <table:table-row table:style-name="AROW-1">
          <table:table-cell table:style-name="ACE-0"/>
          <table:table-cell table:style-name="ACE-0" office:value-type="string">
            <text:p>radiocarbon</text:p>
          </table:table-cell>
          <table:table-cell table:style-name="ACE-0" office:value-type="string">
            <text:p>GX-18212</text:p>
          </table:table-cell>
          <table:table-cell table:style-name="ACE-3" office:value-type="float" office:value="68.733333333333334">
            <text:p>68.733</text:p>
          </table:table-cell>
          <table:table-cell table:style-name="ACE-3" office:value-type="float" office:value="37.450000000000003">
            <text:p>37.450</text:p>
          </table:table-cell>
          <table:table-cell table:style-name="ACE-0" office:value-type="float" office:value="6855">
            <text:p>685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Astarte spp., Macoma sp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office:value-type="float" office:value="4.5">
            <text:p>4.5</text:p>
          </table:table-cell>
          <table:table-cell table:style-name="ACE-4" office:value-type="float" office:value="1.1499999999999999">
            <text:p>1.1</text:p>
          </table:table-cell>
          <table:table-cell table:style-name="ACE-4" office:value-type="float" office:value="1.1453937641255296">
            <text:p>1.1</text:p>
          </table:table-cell>
          <table:table-cell table:style-name="ACE-0" office:value-type="string">
            <text:p>SnyderEtal1996,CreelEtal2022</text:p>
          </table:table-cell>
          <table:table-cell table:style-name="ACE-0"/>
          <table:table-cell table:style-name="ACE-2" office:value-type="float" office:value="499">
            <text:p>499</text:p>
          </table:table-cell>
          <table:table-cell table:style-name="ACE-2" office:value-type="float" office:value="0">
            <text:p>0</text:p>
          </table:table-cell>
          <table:table-cell table:number-columns-repeated="237" table:style-name="Gnumeric-default"/>
        </table:table-row>
        <table:table-row table:style-name="AROW-1">
          <table:table-cell table:style-name="ACE-0"/>
          <table:table-cell table:style-name="ACE-0" office:value-type="string">
            <text:p>radiocarbon</text:p>
          </table:table-cell>
          <table:table-cell table:style-name="ACE-0" office:value-type="string">
            <text:p>GX-18211</text:p>
          </table:table-cell>
          <table:table-cell table:style-name="ACE-3" office:value-type="float" office:value="68.733333333333334">
            <text:p>68.733</text:p>
          </table:table-cell>
          <table:table-cell table:style-name="ACE-3" office:value-type="float" office:value="37.450000000000003">
            <text:p>37.450</text:p>
          </table:table-cell>
          <table:table-cell table:style-name="ACE-0" office:value-type="float" office:value="6210">
            <text:p>621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Astarte spp., Macoma sp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office:value-type="float" office:value="5.5">
            <text:p>5.5</text:p>
          </table:table-cell>
          <table:table-cell table:style-name="ACE-4" office:value-type="float" office:value="1.1499999999999999">
            <text:p>1.1</text:p>
          </table:table-cell>
          <table:table-cell table:style-name="ACE-4" office:value-type="float" office:value="1.1453937641255296">
            <text:p>1.1</text:p>
          </table:table-cell>
          <table:table-cell table:style-name="ACE-0" office:value-type="string">
            <text:p>SnyderEtal1996,CreelEtal2022</text:p>
          </table:table-cell>
          <table:table-cell table:style-name="ACE-0"/>
          <table:table-cell table:style-name="ACE-2" office:value-type="float" office:value="500">
            <text:p>500</text:p>
          </table:table-cell>
          <table:table-cell table:style-name="ACE-2" office:value-type="float" office:value="0">
            <text:p>0</text:p>
          </table:table-cell>
          <table:table-cell table:number-columns-repeated="237" table:style-name="Gnumeric-default"/>
        </table:table-row>
        <table:table-row table:style-name="AROW-1">
          <table:table-cell table:style-name="ACE-0"/>
          <table:table-cell table:style-name="ACE-0" office:value-type="string">
            <text:p>radiocarbon</text:p>
          </table:table-cell>
          <table:table-cell table:style-name="ACE-0" office:value-type="string">
            <text:p>GX-18210</text:p>
          </table:table-cell>
          <table:table-cell table:style-name="ACE-3" office:value-type="float" office:value="68.733333333333334">
            <text:p>68.733</text:p>
          </table:table-cell>
          <table:table-cell table:style-name="ACE-3" office:value-type="float" office:value="37.450000000000003">
            <text:p>37.450</text:p>
          </table:table-cell>
          <table:table-cell table:style-name="ACE-0" office:value-type="float" office:value="4760">
            <text:p>476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Astarte spp., Macoma sp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0">
            <text:p>0</text:p>
          </table:table-cell>
          <table:table-cell table:style-name="ACE-4" office:value-type="float" office:value="8.5500000000000007">
            <text:p>8.6</text:p>
          </table:table-cell>
          <table:table-cell table:style-name="ACE-4" office:value-type="float" office:value="2.3300000000000001">
            <text:p>2.3</text:p>
          </table:table-cell>
          <table:table-cell table:style-name="ACE-4" office:value-type="float" office:value="2.3279238746242532">
            <text:p>2.3</text:p>
          </table:table-cell>
          <table:table-cell table:style-name="ACE-0" office:value-type="string">
            <text:p>SnyderEtal1996,CreelEtal2022</text:p>
          </table:table-cell>
          <table:table-cell table:style-name="ACE-0"/>
          <table:table-cell table:style-name="ACE-2" office:value-type="float" office:value="501">
            <text:p>501</text:p>
          </table:table-cell>
          <table:table-cell table:style-name="ACE-2" office:value-type="float" office:value="0">
            <text:p>0</text:p>
          </table:table-cell>
          <table:table-cell table:number-columns-repeated="237" table:style-name="Gnumeric-default"/>
        </table:table-row>
        <table:table-row table:style-name="AROW-1">
          <table:table-cell table:style-name="ACE-0"/>
          <table:table-cell table:style-name="ACE-0" office:value-type="string">
            <text:p>radiocarbon</text:p>
          </table:table-cell>
          <table:table-cell table:style-name="ACE-0" office:value-type="string">
            <text:p>GX-18586</text:p>
          </table:table-cell>
          <table:table-cell table:style-name="ACE-3" office:value-type="float" office:value="68.733333333333334">
            <text:p>68.733</text:p>
          </table:table-cell>
          <table:table-cell table:style-name="ACE-3" office:value-type="float" office:value="37.450000000000003">
            <text:p>37.450</text:p>
          </table:table-cell>
          <table:table-cell table:style-name="ACE-0" office:value-type="float" office:value="1175">
            <text:p>117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4" office:value-type="float" office:value="1.02">
            <text:p>1.0</text:p>
          </table:table-cell>
          <table:table-cell table:style-name="ACE-4" office:value-type="float" office:value="1.1499999999999999">
            <text:p>1.1</text:p>
          </table:table-cell>
          <table:table-cell table:style-name="ACE-4" office:value-type="float" office:value="1.1453937641255296">
            <text:p>1.1</text:p>
          </table:table-cell>
          <table:table-cell table:style-name="ACE-0" office:value-type="string">
            <text:p>SnyderEtal1996,CreelEtal2022</text:p>
          </table:table-cell>
          <table:table-cell table:style-name="ACE-0"/>
          <table:table-cell table:style-name="ACE-2" office:value-type="float" office:value="502">
            <text:p>502</text:p>
          </table:table-cell>
          <table:table-cell table:style-name="ACE-2" office:value-type="float" office:value="0">
            <text:p>0</text:p>
          </table:table-cell>
          <table:table-cell table:number-columns-repeated="237" table:style-name="Gnumeric-default"/>
        </table:table-row>
        <table:table-row table:style-name="AROW-0" table:number-rows-repeated="65523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0">
          <gnm:selection gnm:start-col="0" gnm:start-row="0" gnm:end-col="18" gnm:end-row="12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5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6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number:number-style style:name="ND-1">
      <number:number number:decimal-places="3" number:grouping="false" number:min-integer-digits="1"/>
    </number:number-style>
    <number:number-style style:name="ND-2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12-16T15:13:16Z</dc:date>
    <meta:creation-date>2023-12-16T15:12:32Z</meta:creation-date>
    <meta:generator>gnumeric/1.12.46</meta:generator>
  </office:meta>
</office:document-meta>
</file>